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90b1" officeooo:paragraph-rsid="001490b1"/>
    </style:style>
    <style:style style:name="P2" style:family="paragraph" style:parent-style-name="Standard">
      <style:paragraph-properties fo:text-align="center" style:justify-single-word="false"/>
      <style:text-properties officeooo:rsid="001490b1" officeooo:paragraph-rsid="001490b1"/>
    </style:style>
    <style:style style:name="P3" style:family="paragraph" style:parent-style-name="Standard">
      <style:text-properties officeooo:paragraph-rsid="001490b1"/>
    </style:style>
    <style:style style:name="P4" style:family="paragraph" style:parent-style-name="Standard">
      <style:paragraph-properties fo:text-align="center" style:justify-single-word="false"/>
      <style:text-properties officeooo:paragraph-rsid="001490b1"/>
    </style:style>
    <style:style style:name="P5" style:family="paragraph" style:parent-style-name="Standard">
      <style:text-properties officeooo:rsid="001672c0" officeooo:paragraph-rsid="001672c0"/>
    </style:style>
    <style:style style:name="T1" style:family="text">
      <style:text-properties officeooo:rsid="001490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mpe462 Homework III <text:s text:c="2"/>13.05.2019</text:p>
      <text:p text:style-name="P2"/>
      <text:p text:style-name="P2">Serkan Özel 2015400123</text:p>
      <text:p text:style-name="P4"/>
      <text:p text:style-name="P4"/>
      <text:p text:style-name="P1">In this project, I implemented a multilayer perceptron with 3 layers(1 hidden layer). The hidden layer has 5 units. The model can classify input into 3 classes with 2 features with above 70 percent accuracy. 400 data points are labeled and available. </text:p>
      <text:p text:style-name="P3"/>
      <text:p text:style-name="P3"><text:span text:style-name="T1">I splitted the data set into 2 parts : Training set and test set. I used 80 20 ratio when dividing. I found this ratio from a question at stackoverflow: </text:span><text:a xlink:type="simple" xlink:href="https://stackoverflow.com/questions/13610074/is-there-a-rule-of-thumb-for-how-to-divide-a-dataset-into-training-and-validatio" text:style-name="Internet_20_link" text:visited-style-name="Visited_20_Internet_20_Link">https://stackoverflow.com/questions/13610074/is-there-a-rule-of-thumb-for-how-to-divide-a-dataset-into-training-and-validatio</text:a></text:p>
      <text:p text:style-name="P3"/>
      <text:p text:style-name="P1">I did not used validation set because data is very few and it is not mentioned in the project description.</text:p>
      <text:p text:style-name="P1"/>
      <text:p text:style-name="P5">I used mean square error function. I used xavier weights initialization. I used gradient descent as optimizer.</text:p>
      <text:p text:style-name="P5"/>
      <text:p text:style-name="P5">Hidden layer and input layer have extra 1 unit that is always one which is for b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5:58:41.880364742</meta:creation-date>
    <dc:date>2019-05-13T07:01:48.104212220</dc:date>
    <meta:editing-duration>PT52M56S</meta:editing-duration>
    <meta:editing-cycles>1</meta:editing-cycles>
    <meta:document-statistic meta:table-count="0" meta:image-count="0" meta:object-count="0" meta:page-count="1" meta:paragraph-count="7" meta:word-count="134" meta:character-count="884" meta:non-whitespace-character-count="754"/>
    <meta:generator>LibreOffice/6.0.7.3$Linux_X86_64 LibreOffice_project/00m0$Build-3</meta:generator>
  </office:meta>
</office:document-meta>
</file>